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5" svg:font-family="Ebrima"/>
    <style:font-face style:name="Ebrima3" svg:font-family="Ebrima" style:font-adornments="Regular"/>
    <style:font-face style:name="Calibri3" svg:font-family="Calibri" style:font-adornments="Regular" style:font-family-generic="swiss"/>
    <style:font-face style:name="Andale Sans UI1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Tahoma4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32pt" style:font-size-complex="32pt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2pt" style:font-size-asian="28pt" style:font-size-complex="28pt"/>
    </style:style>
    <style:style style:name="P7" style:family="paragraph">
      <style:text-properties fo:font-size="20pt" style:font-size-asian="26pt" style:font-size-complex="2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6pt" style:font-size-asian="36pt" style:font-size-complex="36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32pt" style:font-size-asian="44pt" style:font-size-complex="44pt"/>
    </style:style>
    <style:style style:name="T12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fo:font-size="26pt" fo:font-style="italic" style:font-size-asian="36pt" style:font-style-asian="italic" style:font-size-complex="36pt" style:font-style-complex="italic"/>
    </style:style>
    <style:style style:name="T14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5" style:family="text">
      <style:text-properties fo:font-size="22pt" style:font-size-asian="28pt" style:font-size-complex="28pt"/>
    </style:style>
    <style:style style:name="T16" style:family="text">
      <style:text-properties fo:font-size="22pt" fo:font-style="italic" style:font-size-asian="28pt" style:font-style-asian="italic" style:font-size-complex="28pt" style:font-style-complex="italic"/>
    </style:style>
    <style:style style:name="T17" style:family="text">
      <style:text-properties fo:font-size="20pt" style:font-size-asian="26pt" style:font-size-complex="26pt"/>
    </style:style>
    <style:style style:name="T18" style:family="text">
      <style:text-properties fo:font-size="20pt" fo:font-style="italic" style:font-size-asian="26pt" style:font-style-asian="italic" style:font-size-complex="26pt" style:font-style-complex="italic"/>
    </style:style>
    <style:style style:name="T19" style:family="text">
      <style:text-properties style:text-position="-33% 58%" fo:font-size="20pt" style:font-size-asian="26pt" style:font-size-complex="26pt"/>
    </style:style>
    <style:style style:name="T20" style:family="text">
      <style:text-properties fo:font-size="32pt" fo:font-style="italic" style:font-size-asian="44pt" style:font-style-asian="italic" style:font-size-complex="44pt" style:font-style-complex="italic"/>
    </style:style>
    <style:style style:name="T21" style:family="text">
      <style:text-properties fo:font-size="32pt" fo:font-style="normal" style:font-size-asian="44pt" style:font-style-asian="normal" style:font-size-complex="44pt" style:font-style-complex="normal"/>
    </style:style>
    <style:style style:name="T22" style:family="text">
      <style:text-properties style:font-name="Ebrima3" fo:font-size="20pt" style:font-name-asian="Ebrima3" style:font-size-asian="26pt" style:font-name-complex="Ebrima3" style:font-size-complex="26pt"/>
    </style:style>
    <style:style style:name="T23" style:family="text">
      <style:text-properties style:text-position="-33% 58%" fo:font-size="26pt" style:font-size-asian="36pt" style:font-size-complex="36p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text-position="33% 58%" fo:font-size="2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as Faraday’sche Induktionsgesetz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bzw. es gilt, falls es galilei-invariant ist ( <text:span text:style-name="T2">v</text:span><text:span text:style-name="T3">2</text:span>/c<text:span text:style-name="T3">2</text:span> &lt;&lt; 1), <text:span text:style-name="T2">k</text:span> = 1 (SI) :</text:p>
          </draw:text-box>
        </draw:frame>
        <draw:frame draw:style-name="gr1" draw:text-style-name="P2" draw:layer="layout" svg:width="10.245cm" svg:height="2.388cm" svg:x="8.877cm" svg:y="7.505cm">
          <text:p/>
          <draw:object xlink:href="../Faraday'sches%20Induktionsgesetz%20(etwas%20schöner%20formatiert)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9.018cm" svg:height="2.388cm" svg:x="9.49cm" svg:y="12.605cm">
          <text:p/>
          <draw:object xlink:href="../Faraday'sches%20Induktionsgesetz%20(galilei-invariant)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xperimentellen Beobachtungen liegen dem Faraday’schen Induktionsgesetz zugrund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einem Leiterkreis <text:span text:style-name="T2">C</text:span><text:span text:style-name="T4">1</text:span> wird ein Strom erzeugt wenn</text:p>
            <text:p/>
            <text:p>1. relativ zu diesem ein permanenter Magnet bewegt wird,</text:p>
            <text:p>2. ein zweiter Stromkreis <text:span text:style-name="T2">C</text:span><text:span text:style-name="T4">2</text:span> relativ zum ersten bewegt wird,</text:p>
            <text:p>3. der Strom in <text:span text:style-name="T2">C</text:span><text:span text:style-name="T4">2</text:span> geändert wird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magnetische Fluss <text:span text:style-name="T2">Φ</text:span> durch die Fläche <text:span text:style-name="T2">F</text:span><text:span text:style-name="T5">C</text:span>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08cm" svg:height="1.974cm" svg:x="11.459cm" svg:y="9.512cm">
          <text:p/>
          <draw:object xlink:href="../Magnetischer%20Flus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omotorische Kraft EMK definiert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812cm" svg:height="1.888cm" svg:x="11.093cm" svg:y="9.555cm">
          <text:p/>
          <draw:object xlink:href="../EMK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3" draw:layer="layout" svg:width="25.199cm" svg:height="3.506cm" svg:x="1.4cm" svg:y="0.835cm" presentation:class="title" presentation:user-transformed="true">
          <draw:text-box>
            <text:p text:style-name="P3"><text:span text:style-name="T6">Was gilt für den Zusammenhang zwischen Strom und elektrischem Feld im Gültigkeitsbereich des Ohm'schen Gesetzes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j</text:span> = <text:span text:style-name="T2">σ</text:span> 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8">Wie lautet die Verallgemeinerung der homogenen Maxwell-Gleichung der Elektrostatik auf zeitabhängige Phänome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099cm" svg:height="1.033cm" svg:x="11.95cm" svg:y="9.983cm">
          <text:p/>
          <draw:object xlink:href="../Verallgemeinerung%20der%20homogenen%20Maxwell-Gleichung%20der%20Elektrostatik%20auf%20zeitabhängige%20Phänomene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Grundgleichungen zur Beschreibung elektromagnetischer Phänome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259cm" svg:height="7.483cm" svg:x="9.87cm" svg:y="6.758cm">
          <text:p/>
          <draw:object xlink:href="../Grundgleichungen%20zur%20Beschreibung%20elektromagnetischer%20Phänomene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Maxwell’schen Ergänz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rot <text:span text:style-name="T7">H</text:span> = <text:span text:style-name="T7">j</text:span> + <text:span text:style-name="T7">j</text:span><text:span text:style-name="T4">0</text:span></text:p>
            <text:p/>
            <text:p><text:span text:style-name="T7">j</text:span><text:span text:style-name="T4">0</text:span> ist ein hypothetischer Zusatzstrom, für den gelten muss:</text:p>
          </draw:text-box>
        </draw:frame>
        <draw:frame draw:style-name="gr1" draw:text-style-name="P2" draw:layer="layout" svg:width="14.469cm" svg:height="1.997cm" svg:x="6.765cm" svg:y="13.701cm">
          <text:p/>
          <draw:object xlink:href="../maxwell'sche%20Ergänz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Erläutern Sie den Widerspruch zwischen dem Ampère’schen Gesetz und der Kontinuitätsgleichung bei zeitabhängigen Phänomene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det man die Divergenz auf das Ampère'sche Gesetz an erhält man den Widerspruch:</text:p>
            <text:p/>
            <text:p>0 = div rot <text:span text:style-name="T7">H</text:span> = div <text:span text:style-name="T7">j</text:span></text:p>
            <text:p/>
            <text:p>Kontinuitätsgleichung:</text:p>
            <text:p/>
            <text:p/>
          </draw:text-box>
        </draw:frame>
        <draw:frame draw:style-name="gr1" draw:text-style-name="P2" draw:layer="layout" svg:width="4.659cm" svg:height="1.997cm" svg:x="11.67cm" svg:y="14.101cm">
          <text:p/>
          <draw:object xlink:href="../Kontinuitätsgleichung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weitert man die Ampère’sche Beziehung mit dem Verschiebungsstrom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012cm" svg:height="1.033cm" svg:x="11.493cm" svg:y="9.983cm">
          <text:p/>
          <draw:object xlink:href="../Verschiebungsstrom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en vollständigen Satz der Maxwell-Gleichungen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8.347cm" svg:height="14.203cm" svg:x="4.826cm" svg:y="5.798cm">
          <text:p/>
          <draw:object xlink:href="../Maxwell-Gleich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Sinn hat die Einführung der elektromagnetischen Potentiale <text:span text:style-name="T2">ϕ</text:span> und <text:span text:style-name="T7">A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erfüllen die <text:span text:style-name="T9">homogenen Maxwell-Gleichungen</text:span> <text:span text:style-name="T2">automatisch</text:span>, dafür werden aber die <text:span text:style-name="T9">inhomogenen Gleichungen</text:span> in einen Satz von zwei partiellen Differenzialgleichungen <text:span text:style-name="T10">zweiter</text:span> Ordnung überführ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elche Eichtransformation ist für die elektromagnetischen Potentiale erlaub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Zeigen Sie, dass sich bei der erlaubten Eichtransformation die elektromagnetischen Felder </text:span><text:span text:style-name="T12">E</text:span><text:span text:style-name="T1"> und </text:span><text:span text:style-name="T12">B</text:span><text:span text:style-name="T1"> nicht änder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Coulomb-Eichung? Welchen Vorteil bietet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ietet die Lorentz-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raft wirkt auf eine Punktladung <text:span text:style-name="T2">q</text:span> im elektromagnetischen Feld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r auf das Volumen </text:span><text:span text:style-name="T13">V</text:span><text:span text:style-name="T8"> beschränkten Ladungsdichte </text:span><text:span text:style-name="T13">ρ</text:span><text:span text:style-name="T8">(</text:span><text:span text:style-name="T14">r</text:span><text:span text:style-name="T8">, </text:span><text:span text:style-name="T13">t</text:span><text:span text:style-name="T8">)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hysikalische Bedeutung hat der Poynting-Vek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Kontinuitätsgleichung genügt der Poynting-Vek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dichte des elektromagnetischen Feldes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Energiesatz der Elektrodynamik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Feldimpul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Impulssatz der Elektrodynamik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und interpretieren Sie den Maxwell’schen Spannungstensor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quasistationärer Näher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in quasistationärer Näher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Induktionsspannung</text:span>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Lenz’sche Regel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Selbst- und Gegeninduktivitä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Selbstinduktivität einer langen Spul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Drücken Sie die magnetische Feldenergie eines Systems stromdurchflossener Leiter durch die Induktionskoeffizienten aus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11">Was gilt für die magnetische Feldenergie im Spezialfall eines einzelnen Leiterkreise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15">Welcher Differenzialgleichung genügt der elektrische Strom </text:span><text:span text:style-name="T16">I</text:span><text:span text:style-name="T15"> in einem Leiterkreis aus Spule, Kondensator und Ohm’schem Widerstand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griffe Impedanz, Wirkwiderstand, Blindwider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n Effektivwerten von Strom und Spann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text-style-name="P7" draw:layer="layout" svg:width="25.199cm" svg:height="3.506cm" svg:x="1.4cm" svg:y="0.835cm" presentation:class="title" presentation:user-transformed="true">
          <draw:text-box>
            <text:p><text:span text:style-name="T17">Geben Sie die Phasenverschiebungen zwischen Strom und Spannung in einem Wechselstromkreis mit Ohm’schem Widerstand, Kapazität oder Induktivität an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text-style-name="P3" draw:layer="layout" svg:width="25.199cm" svg:height="3.506cm" svg:x="1.4cm" svg:y="0.839cm" presentation:class="title" presentation:user-transformed="true">
          <draw:text-box>
            <text:p><text:span text:style-name="T6">Geben Sie die zeitgemittelte Leistung in einem Wechselstromkreis mit Ohm’schem Widerstand, Kapazität oder Induktivität a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ämpfung und Eigenfrequenz des elektrischen Schwingkreis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Schwingfall, den Kriechfall und den aperiodischen Grenzfall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echanische Analogon zum elektrischen Schwingkreis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17">Wie hängt die Stromamplitude </text:span><text:span text:style-name="T18">I</text:span><text:span text:style-name="T19">0</text:span><text:span text:style-name="T17"> im Serienresonanzkreis von der Frequenz </text:span><text:span text:style-name="T18">ω</text:span><text:span text:style-name="T17"> der angelegten Spannung ab? Wann spricht man von Resonanz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baut sich der Strom in einem <text:span text:style-name="T2">RL</text:span>-Kreis nach Einschalten einer Gleichspannung auf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er Strom in einem <text:span text:style-name="T2">RL</text:span>-Kreis nach dem Ausschal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beim Verhalten des Stroms in einem <text:span text:style-name="T2">RL</text:span>-Kreis unter der Zeitkonstan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npassen!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nter welchen Bedingungen erfüllen die Komponenten von </text:span><text:span text:style-name="T12">E</text:span><text:span text:style-name="T1"> und </text:span><text:span text:style-name="T12">B</text:span><text:span text:style-name="T1"> die homogene Wellengleich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omogene Wellen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truktur hat die allgemeine Lösung der homogenen Wellen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as versteht man unter einer ebenen Welle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6" draw:layer="layout" svg:width="25.199cm" svg:height="3.506cm" svg:x="1.4cm" svg:y="0.835cm" presentation:class="title" presentation:user-transformed="true">
          <draw:text-box>
            <text:p><text:span text:style-name="T15">Definieren Sie für die ebene Welle die Begriffe Phasengeschwindigkeit, Wellenlänge, Ausbreitungsvektor, Frequenz und Periode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elche Beziehung besteht zwischen Phasengeschwindigkeit, Wellenlänge und Frequenz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ie Lösung der homogenen Wellengleichung, die gleichzeitig die Maxwell-Gleichungen befriedi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Zusammenhang besteht zwischen <text:span text:style-name="T7">E</text:span>, <text:span text:style-name="T7">B</text:span> und <text:span text:style-name="T7">k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inear, zirkular und elliptisch polarisierten ebenen We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nennt man ein Medium dispersiv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und wann unterscheiden sich Gruppen- und Phasengeschwindigkei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Wellenpak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andere Lösungstypen für die homogene Wellengleichung als ebene Welle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schreiben Sie eine Kugelwelle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Fourier-Reihe einer Funktion <text:span text:style-name="T2">f</text:span> (<text:span text:style-name="T2">x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Fourier-Transformierte der Funktion <text:span text:style-name="T2">f</text:span> (<text:span text:style-name="T2">x</text:span>)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einige der wichtigsten Eigenschaften der Fourier-Transformierten der Funktion </text:span><text:span text:style-name="T20">f</text:span><text:span text:style-name="T21"> </text:span><text:span text:style-name="T11">(</text:span><text:span text:style-name="T20">x</text:span><text:span text:style-name="T11">)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Faltungstheore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text-style-name="P3" draw:layer="layout" svg:width="25.199cm" svg:height="3.506cm" svg:x="1.4cm" svg:y="0.835cm" presentation:class="title" presentation:user-transformed="true">
          <draw:text-box>
            <text:p><text:span text:style-name="T6">Wie kann man mithilfe der Fourier-Transformation die allgemeinste Lösung der homogenen Wellengleichung auffin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text-style-name="P7" draw:layer="layout" svg:width="25.199cm" svg:height="3.506cm" svg:x="1.4cm" svg:y="0.836cm" presentation:class="title" presentation:user-transformed="true">
          <draw:text-box>
            <text:p><text:span text:style-name="T17">Wie lauten Energiedichte und Energiestromdichte für elektromagnetische Felder mit harmonischer Zeitabhängigkeit? Was gilt insbesondere für ebene Well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verteilt sich bei der ebenen Welle im Zeitmittel die Energiedichte auf magnetische und elektrische Anteil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text-style-name="P3" draw:layer="layout" svg:width="25.199cm" svg:height="3.506cm" svg:x="1.4cm" svg:y="0.839cm" presentation:class="title" presentation:user-transformed="true">
          <draw:text-box>
            <text:p><text:span text:style-name="T6">Geben Sie den Zusammenhang zwischen dem Poynting-Vektor und der Energiedichte (zeitgemittelt) für die ebene Welle an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17">Welche Differenzialgleichung ersetzt in einem homogenen, isotropen, ladungsfreien, elektrischen Leiter (</text:span><text:span text:style-name="T18">σ</text:span><text:span text:style-name="T17"> </text:span><text:span text:style-name="T22">≠</text:span><text:span text:style-name="T17"> 0) die homogene Wellengleichung eines ungeladenen Isolator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urch welchen Ansatz lässt sich die Telegraphengleichung auf die Gestalt der homogenen Wellengleichung brin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odurch ist die Eindringtiefe einer elektromagnetischen Welle in einen elektrischen Leiter bestimm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ie Phasengeschwindigkeit der Welle im Leiter größer oder kleiner als im Isola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Ortsabhängigkeit weist die zeitgemittelte Energiestromdichte in einem elektrischen Leiter auf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6">Wie lauten die Stetigkeitsbedingungen für das elektromagnetische Feld an Grenzflächen in ungeladenen Isolato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lauten Reflexions- und Brechungsgesetz für elektromagnetische Wellen an Grenzfläc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i welchem Einfallswinkel tritt Totalreflexion auf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en die Fresnel’schen Formel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Reflexion zur Erzeugung linear polarisierter Wellen ausnutz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Reflexions- und Transmissionskoeffizient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text-style-name="P3" draw:layer="layout" svg:width="25.199cm" svg:height="3.506cm" svg:x="1.4cm" svg:y="0.834cm" presentation:class="title" presentation:user-transformed="true">
          <draw:text-box>
            <text:p><text:span text:style-name="T6">Was geschieht mit der elektromagnetischen Welle bei einem Einfallswinkel, der größer ist als der Grenzwinkel der Totalreflexio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ann konvergiert eine komplexe Zahlenfolge {<text:span text:style-name="T2">z</text:span><text:span text:style-name="T5">n</text:span>} gegen <text:span text:style-name="T2">z</text:span><text:span text:style-name="T4">0</text:span> ∈ <text:span text:style-name="T10">C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8">Wann wird eine komplexe Funktion als stetig in </text:span><text:span text:style-name="T13">z</text:span><text:span text:style-name="T23">0</text:span><text:span text:style-name="T8"> bezeichnet? Wann bezeichnet man sie als gleichmäßig stetig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fferenzierbarkeit einer komplexen 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en die Cauchy-Riemann’schen Differenzial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Gebiet 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2">f</text:span><text:span text:style-name="T24"> </text:span>(<text:span text:style-name="T2">z</text:span>) analytisch in einem Gebiet 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komplexe Kurvenintegral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heißt ein Gebiet einfach‑zusammenhängend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Cauchy’schen Integral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Cauchy’sche Integralformel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m Zusammenhang steht die Cauchy’sche Integralformel mit dem Satz von Morera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Konvergenzbereich einer Folge komplexer Funktio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Cauchy-Hadamard’sche Satz über die Konvergenz einer Potenzreih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rin besteht die Aussage des Entwicklungssatz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Identitätssätze für Potenzreihen und analytische Funk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klären Sie das Prinzip der analytischen Fortsetz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Pol <text:span text:style-name="T2">n</text:span>-ter Ordnung einer Funktion <text:span text:style-name="T2">f</text:span> (<text:span text:style-name="T2">z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Verzweigungspunkt einer Funktion <text:span text:style-name="T2">f</text:span> (<text:span text:style-name="T2">z</text:span>)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Laurent-Entwicklung einer Funktion <text:span text:style-name="T2">f</text:span> (<text:span text:style-name="T2">z</text:span>)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ie Funktion </text:span><text:span text:style-name="T13">f</text:span><text:span text:style-name="T8"> (</text:span><text:span text:style-name="T13">z</text:span><text:span text:style-name="T8">) habe in </text:span><text:span text:style-name="T13">z</text:span><text:span text:style-name="T25">∗</text:span><text:span text:style-name="T8"> einen Pol </text:span><text:span text:style-name="T13">p</text:span><text:span text:style-name="T8">-ter Ordnung. Wie berechnen Sie dann das Residuum von </text:span><text:span text:style-name="T13">f</text:span><text:span text:style-name="T8"> (</text:span><text:span text:style-name="T13">z</text:span><text:span text:style-name="T8">) an der Stelle </text:span><text:span text:style-name="T13">z</text:span><text:span text:style-name="T25">∗</text:span><text:span text:style-name="T8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Residuen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kizzieren Sie den Lösungsweg für die inhomogene Wellengleich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ie machen sich Retardierungseffekte in den allgemeinen Lösungen für die elektromagnetischen Potentiale bemerkba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chtung, sinnhaft? Vgl. vorige Frage.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4" draw:text-style-name="P3" draw:layer="layout" svg:width="25.199cm" svg:height="3.506cm" svg:x="1.4cm" svg:y="0.838cm" presentation:class="title" presentation:user-transformed="true">
          <draw:text-box>
            <text:p><text:span text:style-name="T6">Was versteht man im Zusammenhang mit elektromagnetischer Strahlung unter den Begriffen Nahzone und Strahlungszo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das Vektorpotential in der Strahlungszo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17">Wie hängt die pro Raumwinkel abgestrahlte Leistung der elektrischen Dipolstrahlung in der Strahlungszone von der Wellenlänge </text:span><text:span text:style-name="T18">λ</text:span><text:span text:style-name="T17"> und vom Dipolmomen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achen sich Retardierungseffekte auch in der Nahzone bemerkba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n Liénard-Wiechert-Potential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strahlt ein geladenes Teilchen Energie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Bremsstrahl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5" svg:font-family="Ebrima"/>
    <style:font-face style:name="Ebrima3" svg:font-family="Ebrima" style:font-adornments="Regular"/>
    <style:font-face style:name="Calibri3" svg:font-family="Calibri" style:font-adornments="Regular" style:font-family-generic="swiss"/>
    <style:font-face style:name="Andale Sans UI1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Tahoma4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6-22T11:00:36.100000000</dc:date>
    <meta:document-statistic meta:object-count="467"/>
  </office:meta>
</office:document-meta>
</file>